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normal" officeooo:rsid="003a69a0" officeooo:paragraph-rsid="003a69a0" style:font-style-asian="italic" style:font-weight-asian="normal" style:font-style-complex="italic" style:font-weight-complex="normal"/>
    </style:style>
    <style:style style:name="P2" style:family="paragraph" style:parent-style-name="Standard">
      <style:text-properties officeooo:rsid="0009ce95" officeooo:paragraph-rsid="0009ce95"/>
    </style:style>
    <style:style style:name="P3" style:family="paragraph" style:parent-style-name="Standard">
      <style:text-properties officeooo:rsid="0009ce95" officeooo:paragraph-rsid="000b262f"/>
    </style:style>
    <style:style style:name="P4" style:family="paragraph" style:parent-style-name="Standard">
      <style:text-properties fo:font-weight="bold" officeooo:rsid="0009ce95" officeooo:paragraph-rsid="000df7c7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0bfc1" officeooo:paragraph-rsid="0010bfc1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officeooo:rsid="0009ce95" officeooo:paragraph-rsid="0009ce95"/>
    </style:style>
    <style:style style:name="P7" style:family="paragraph" style:parent-style-name="Standard">
      <style:text-properties officeooo:rsid="000b3d6e" officeooo:paragraph-rsid="000b3d6e"/>
    </style:style>
    <style:style style:name="P8" style:family="paragraph" style:parent-style-name="Standard">
      <style:text-properties officeooo:rsid="000d9b9e" officeooo:paragraph-rsid="000d9b9e"/>
    </style:style>
    <style:style style:name="P9" style:family="paragraph" style:parent-style-name="Standard">
      <style:text-properties fo:font-weight="normal" officeooo:rsid="000fd3b7" officeooo:paragraph-rsid="000df7c7" style:font-weight-asian="normal" style:font-weight-complex="normal"/>
    </style:style>
    <style:style style:name="P10" style:family="paragraph" style:parent-style-name="Standard">
      <style:text-properties officeooo:rsid="0014f6c9" officeooo:paragraph-rsid="0009ce95"/>
    </style:style>
    <style:style style:name="P11" style:family="paragraph" style:parent-style-name="Standard">
      <style:text-properties officeooo:rsid="000b262f" officeooo:paragraph-rsid="000b262f"/>
    </style:style>
    <style:style style:name="P12" style:family="paragraph" style:parent-style-name="Standard">
      <style:text-properties officeooo:rsid="000b262f" officeooo:paragraph-rsid="0024027d"/>
    </style:style>
    <style:style style:name="P13" style:family="paragraph" style:parent-style-name="Standard">
      <style:text-properties officeooo:rsid="000b262f" officeooo:paragraph-rsid="000d9b9e"/>
    </style:style>
    <style:style style:name="P14" style:family="paragraph" style:parent-style-name="Standard">
      <style:text-properties style:text-underline-style="none" fo:font-weight="bold" officeooo:rsid="0009ce95" officeooo:paragraph-rsid="0009ce95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03d29f3" officeooo:paragraph-rsid="0009ce95" style:font-weight-asian="bold" style:font-weight-complex="bold"/>
    </style:style>
    <style:style style:name="P16" style:family="paragraph" style:parent-style-name="Standard">
      <style:text-properties officeooo:rsid="002bd325" officeooo:paragraph-rsid="000b3d6e"/>
    </style:style>
    <style:style style:name="P17" style:family="paragraph" style:parent-style-name="Standard">
      <style:text-properties fo:font-style="normal" officeooo:rsid="0029c74a" officeooo:paragraph-rsid="000d9b9e" style:font-style-asian="normal" style:font-style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9ce95" officeooo:paragraph-rsid="00196381"/>
    </style:style>
    <style:style style:name="T1" style:family="text">
      <style:text-properties officeooo:rsid="004648b9"/>
    </style:style>
    <style:style style:name="T2" style:family="text">
      <style:text-properties officeooo:rsid="003c5151"/>
    </style:style>
    <style:style style:name="T3" style:family="text">
      <style:text-properties officeooo:rsid="0044d145"/>
    </style:style>
    <style:style style:name="T4" style:family="text">
      <style:text-properties officeooo:rsid="003fee65"/>
    </style:style>
    <style:style style:name="T5" style:family="text">
      <style:text-properties officeooo:rsid="000b262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b262f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bb4ba" style:font-style-asian="normal" style:font-style-complex="normal"/>
    </style:style>
    <style:style style:name="T10" style:family="text">
      <style:text-properties fo:font-style="normal" officeooo:rsid="00196381" style:font-style-asian="normal" style:font-style-complex="normal"/>
    </style:style>
    <style:style style:name="T11" style:family="text">
      <style:text-properties fo:font-style="normal" officeooo:rsid="000b262f" style:font-style-asian="normal" style:font-style-complex="normal"/>
    </style:style>
    <style:style style:name="T12" style:family="text">
      <style:text-properties fo:font-style="normal" officeooo:rsid="00277797" style:font-style-asian="normal" style:font-style-complex="normal"/>
    </style:style>
    <style:style style:name="T13" style:family="text">
      <style:text-properties fo:font-style="normal" officeooo:rsid="0028d1f4" style:font-style-asian="normal" style:font-style-complex="normal"/>
    </style:style>
    <style:style style:name="T14" style:family="text">
      <style:text-properties fo:font-style="normal" officeooo:rsid="0029c74a" style:font-style-asian="normal" style:font-style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df7c7" style:font-weight-asian="normal" style:font-weight-complex="normal"/>
    </style:style>
    <style:style style:name="T17" style:family="text">
      <style:text-properties fo:font-weight="normal" officeooo:rsid="000fd3b7" style:font-weight-asian="normal" style:font-weight-complex="normal"/>
    </style:style>
    <style:style style:name="T18" style:family="text">
      <style:text-properties fo:font-weight="normal" officeooo:rsid="0011048b" style:font-weight-asian="normal" style:font-weight-complex="normal"/>
    </style:style>
    <style:style style:name="T19" style:family="text">
      <style:text-properties fo:font-weight="normal" officeooo:rsid="0013e1e2" style:font-weight-asian="normal" style:font-weight-complex="normal"/>
    </style:style>
    <style:style style:name="T20" style:family="text">
      <style:text-properties fo:font-weight="normal" officeooo:rsid="0014ad7c" style:font-weight-asian="normal" style:font-weight-complex="normal"/>
    </style:style>
    <style:style style:name="T21" style:family="text">
      <style:text-properties fo:font-weight="normal" officeooo:rsid="0014f6c9" style:font-weight-asian="normal" style:font-weight-complex="normal"/>
    </style:style>
    <style:style style:name="T22" style:family="text">
      <style:text-properties fo:font-weight="normal" officeooo:rsid="002c9f93" style:font-weight-asian="normal" style:font-weight-complex="normal"/>
    </style:style>
    <style:style style:name="T23" style:family="text">
      <style:text-properties officeooo:rsid="0014f6c9"/>
    </style:style>
    <style:style style:name="T24" style:family="text">
      <style:text-properties officeooo:rsid="002bd325"/>
    </style:style>
    <style:style style:name="T25" style:family="text">
      <style:text-properties officeooo:rsid="003d29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-Design Process </text:p>
      <text:p text:style-name="P4"><text:span text:style-name="T19">T</text:span><text:span text:style-name="T16">he first task our team </text:span><text:span text:style-name="T20">was faced with</text:span><text:span text:style-name="T16"> was to decide what ou</text:span><text:span text:style-name="T22">r</text:span><text:span text:style-name="T16"> pr</text:span><text:span text:style-name="T20">o</text:span><text:span text:style-name="T16">ject was going to be. </text:span><text:span text:style-name="T17">Since this is a design course, this </text:span><text:span text:style-name="T22">task was</text:span><text:span text:style-name="T17"> not entirely unreasonable. </text:span><text:span text:style-name="T18">We were given minimal </text:span><text:span text:style-name="T20">conditions to be fulfilled</text:span><text:span text:style-name="T18">, </text:span><text:span text:style-name="T20">and the boundaries placed by our advisor left </text:span><text:span text:style-name="T21">us with many possibilities.</text:span></text:p>
      <text:p text:style-name="P9"/>
      <text:p text:style-name="P5"><text:span text:style-name="T17">C</text:span><text:span text:style-name="T15">onditions</text:span></text:p>
      <text:p text:style-name="P2">-<text:span text:style-name="T23">open source etc.</text:span></text:p>
      <text:p text:style-name="P10"/>
      <text:p text:style-name="P6">Brainstorm</text:p>
      <text:p text:style-name="P2">-ideas</text:p>
      <text:p text:style-name="P7"><text:tab/>see wiki <text:span text:style-name="T24">page</text:span></text:p>
      <text:p text:style-name="P16"/>
      <text:p text:style-name="P3">-<text:span text:style-name="T5">selection and speculation of implementation</text:span></text:p>
      <text:p text:style-name="P3"><text:span text:style-name="T7">selection: </text:span><text:span text:style-name="T5">smart shelf or container</text:span></text:p>
      <text:p text:style-name="P11"><text:tab/>basic idea was to equip container with sensors in order to collect data about the contents of the <text:tab/>container</text:p>
      <text:p text:style-name="P11"><text:tab/>upload this information to an app or website</text:p>
      <text:p text:style-name="P12"><text:tab/>target both consumers and suppliers</text:p>
      <text:p text:style-name="P3"><text:span text:style-name="T7">user side:</text:span><text:span text:style-name="T5"> notify when shelf is empty and give closest location at which the user could purchase the <text:tab/>contents again at a decent price</text:span></text:p>
      <text:p text:style-name="P3"><text:span text:style-name="T5"><text:tab/>Abandoned because the material would become specific to the design, limiting the usefulness of <text:tab/>the product and the ease at which sensors could be effectively place on the shelf or container in <text:tab/>order to determine the quantity of the </text:span><text:span text:style-name="T12">contents </text:span><text:span text:style-name="T9">that remained</text:span></text:p>
      <text:p text:style-name="P8"><text:span text:style-name="T6">supplier side:</text:span><text:span text:style-name="T8"> notify when the supplier needs to restock. </text:span><text:span text:style-name="T13">Abandoned since this is probably already <text:tab/>easily managed and </text:span><text:span text:style-name="T14">an app or website for this is not needed</text:span></text:p>
      <text:p text:style-name="P17"/>
      <text:p text:style-name="P13">-backtracking</text:p>
      <text:p text:style-name="P18"><text:span text:style-name="T11"><text:tab/></text:span><text:span text:style-name="T10">eventually the notion of a shelf that collects 'availability' product data was abandoned </text:span><text:span text:style-name="T5">and <text:tab/>evolved into one that focuses only on the supplier side. Instead of availability of the product, it <text:tab/>will provide data on whether the shelf is faced. <text:s/>('faced' refers to whether the product on display <text:tab/>is neatly arranged on the edge of the shelf so it has more potential to catch the customer's eye). <text:s/><text:tab/>It will also have the ability to track the movement of customers through the store as they <text:tab/>pass by the shelves. Both the tracking data and the shelf facing data will be relayed to a <text:tab/>website <text:tab/>to be used by store owners who want to monitor their marketing tactics. </text:span></text:p>
      <text:p text:style-name="P2"/>
      <text:p text:style-name="P14">Implement<text:span text:style-name="T25">ation</text:span></text:p>
      <text:p text:style-name="P15">.</text:p>
      <text:p text:style-name="P15">.</text:p>
      <text:p text:style-name="P15">.</text:p>
      <text:p text:style-name="P15">.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tyle="italic" fo:font-weight="normal" officeooo:rsid="003a69a0" officeooo:paragraph-rsid="003a69a0" style:font-style-asian="italic" style:font-weight-asian="normal" style:font-style-complex="italic" style:font-weight-complex="normal"/>
    </style:style>
    <style:style style:name="MT1" style:family="text">
      <style:text-properties officeooo:rsid="004648b9"/>
    </style:style>
    <style:style style:name="MT2" style:family="text">
      <style:text-properties officeooo:rsid="003c5151"/>
    </style:style>
    <style:style style:name="MT3" style:family="text">
      <style:text-properties officeooo:rsid="0044d145"/>
    </style:style>
    <style:style style:name="MT4" style:family="text">
      <style:text-properties officeooo:rsid="003fee6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 <text:span text:style-name="MT1">brief </text:span>outline of the thought process we went through in designing our project. <text:span text:style-name="MT2">Can be used f</text:span>or the report <text:span text:style-name="MT2">but </text:span>mostly the presentation...each `-`can be a <text:span text:style-name="MT3">slide</text:span> <text:span text:style-name="MT4">( makes 5 )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7T19:11:54.191000000</meta:creation-date>
    <dc:date>2013-11-27T20:17:18.575000000</dc:date>
    <meta:editing-duration>PT58M25S</meta:editing-duration>
    <meta:editing-cycles>59</meta:editing-cycles>
    <meta:generator>LibreOffice/4.1.1.2$Windows_x86 LibreOffice_project/7e4286b58adc75a14f6d83f53a03b6c11fa2903</meta:generator>
    <meta:document-statistic meta:table-count="0" meta:image-count="0" meta:object-count="0" meta:page-count="1" meta:paragraph-count="23" meta:word-count="350" meta:character-count="2040" meta:non-whitespace-character-count="1691"/>
  </office:meta>
</office:document-meta>
</file>